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b553" officeooo:paragraph-rsid="0010b553"/>
    </style:style>
    <style:style style:name="P2" style:family="paragraph" style:parent-style-name="Standard">
      <style:paragraph-properties fo:text-align="center" style:justify-single-word="false"/>
      <style:text-properties officeooo:rsid="0010b553" officeooo:paragraph-rsid="0010b553"/>
    </style:style>
    <style:style style:name="P3" style:family="paragraph" style:parent-style-name="Standard">
      <style:paragraph-properties fo:text-align="start" style:justify-single-word="false"/>
      <style:text-properties officeooo:rsid="0010b553" officeooo:paragraph-rsid="0010b553"/>
    </style:style>
    <style:style style:name="P4" style:family="paragraph" style:parent-style-name="Standard">
      <style:paragraph-properties fo:text-align="start" style:justify-single-word="false"/>
      <style:text-properties officeooo:rsid="0010b553" officeooo:paragraph-rsid="00123dd7"/>
    </style:style>
    <style:style style:name="P5" style:family="paragraph" style:parent-style-name="Standard">
      <style:paragraph-properties fo:text-align="start" style:justify-single-word="false"/>
      <style:text-properties officeooo:rsid="00123dd7" officeooo:paragraph-rsid="00123dd7"/>
    </style:style>
    <style:style style:name="P6" style:family="paragraph" style:parent-style-name="Standard">
      <style:paragraph-properties fo:text-align="start" style:justify-single-word="false"/>
      <style:text-properties officeooo:rsid="00123dd7" officeooo:paragraph-rsid="00134e69"/>
    </style:style>
    <style:style style:name="P7" style:family="paragraph" style:parent-style-name="Standard">
      <style:paragraph-properties fo:text-align="start" style:justify-single-word="false"/>
      <style:text-properties officeooo:rsid="00134e69" officeooo:paragraph-rsid="00134e69"/>
    </style:style>
    <style:style style:name="P8" style:family="paragraph" style:parent-style-name="Standard">
      <style:paragraph-properties fo:text-align="start" style:justify-single-word="false"/>
      <style:text-properties officeooo:rsid="00134e69" officeooo:paragraph-rsid="00145c4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0b553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23dd7"/>
    </style:style>
    <style:style style:name="T5" style:family="text">
      <style:text-properties style:text-position="0% 100%" officeooo:rsid="0010b553"/>
    </style:style>
    <style:style style:name="T6" style:family="text">
      <style:text-properties style:text-position="0% 100%" officeooo:rsid="00134e69"/>
    </style:style>
    <style:style style:name="T7" style:family="text">
      <style:text-properties style:text-position="0% 100%" officeooo:rsid="00145c40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0b5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Escareno</text:p>
      <text:p text:style-name="P1">CS278</text:p>
      <text:p text:style-name="P2">Lab 10</text:p>
      <text:p text:style-name="P3"/>
      <text:p text:style-name="P3">Task 1: </text:p>
      <text:p text:style-name="P3">Theorem prove that g(p,k) = <text:span text:style-name="T1">(p+k)!</text:span><text:span text:style-name="T3">/</text:span><text:span text:style-name="T8">p!k!</text:span><text:span text:style-name="T3">. The function g(p,k) is defined in our Coq script.</text:span></text:p>
      <text:p text:style-name="P3"><text:span text:style-name="T3"/></text:p>
      <text:p text:style-name="P3"><text:span text:style-name="T3">Proof: We prove using nested induction. Let p and q be natural numbers. </text:span><text:span text:style-name="T6">We need to prove that the theorem holds for all values of p and q where p, q &gt;= 0. Let the theorem be our inductive hypothesis.</text:span></text:p>
      <text:p text:style-name="P3"><text:span text:style-name="T3"/></text:p>
      <text:p text:style-name="P4"><text:span text:style-name="T3">Base Case (p = 0, k = 0): <text:s/></text:span><text:span text:style-name="T4">By definition of a factorial 0! = 1 so for both cases we have g(0,0) = 1 and </text:span><text:span text:style-name="T1">(p+k)!</text:span><text:span text:style-name="T3">/</text:span><text:span text:style-name="T8">p!k! </text:span><text:span text:style-name="T4">= 1. This holds and we have proved the base case.</text:span></text:p>
      <text:p text:style-name="P4"><text:span text:style-name="T4"/></text:p>
      <text:p text:style-name="P5"><text:span text:style-name="T3">Base case(p = 0) and <text:s/>Inductive step on k: let k be any non negative natural number. </text:span></text:p>
      <text:p text:style-name="P5"><text:span text:style-name="T3">When p = 0 we know that 0! = 1 and </text:span><text:span text:style-name="T6">we assume our IH to be true we have</text:span><text:span text:style-name="T3">:</text:span></text:p>
      <text:p text:style-name="P5"><text:span text:style-name="T3"><text:tab/>g(0, k) * 0! * k! = <text:s/>(0 + k)! <text:tab/><text:tab/>(this is </text:span><text:span text:style-name="T2">(g(p,k) = (p+k)!</text:span><text:span text:style-name="T5">/</text:span><text:span text:style-name="T9">p!k! </text:span><text:span text:style-name="T5"><text:s/></text:span><text:span text:style-name="T3">rewritten)</text:span></text:p>
      <text:p text:style-name="P5"><text:span text:style-name="T3"><text:tab/>(k + 1) * k! + 0 = (k +1)! * </text:span><text:span text:style-name="T6">k!</text:span><text:span text:style-name="T3"><text:tab/>(by the definition of g(p,k) in Coq)</text:span></text:p>
      <text:p text:style-name="P6"><text:span text:style-name="T3"><text:tab/>(k + 1) * k! <text:s/>= (k +1)! * </text:span><text:span text:style-name="T6">k!<text:tab/><text:tab/>(simplification)</text:span></text:p>
      <text:p text:style-name="P7"><text:span text:style-name="T3">and we can see here that indeed by our given definition of g(p,k) that when p = 0 and k is any non negative natural number that the case holds.</text:span></text:p>
      <text:p text:style-name="P7"><text:span text:style-name="T3"/></text:p>
      <text:p text:style-name="P7"><text:span text:style-name="T3">Inductive step on p when k = 0: <text:s/>Let p be any non negative natural number. </text:span></text:p>
      <text:p text:style-name="P7"><text:span text:style-name="T3">When k = 0 we know that 0! = 1 and we assume our IH to be true, so we have:</text:span></text:p>
      <text:p text:style-name="P8"><text:span text:style-name="T3"><text:tab/></text:span><text:span text:style-name="T7">g(p, 0) * p! * 0! = (p + 0)!<text:tab/><text:tab/><text:tab/>( </text:span><text:span text:style-name="T4">this is </text:span><text:span text:style-name="T2">(g(p,k) = (p+k)!</text:span><text:span text:style-name="T5">/</text:span><text:span text:style-name="T9">p!k! </text:span><text:span text:style-name="T5"><text:s/></text:span><text:span text:style-name="T4">Rewritten</text:span><text:span text:style-name="T7">)</text:span></text:p>
      <text:p text:style-name="P8"><text:span text:style-name="T7"><text:tab/>((p +1) * p! + 0) = (p + 0 + 1) * (p + 0 )! <text:s/><text:tab/>(By definition of g(p,k))</text:span></text:p>
      <text:p text:style-name="P8"><text:span text:style-name="T7"><text:tab/>p * p! * p! = p * 2*(p + 0)!<text:tab/><text:tab/><text:tab/>(by simplification)</text:span></text:p>
      <text:p text:style-name="P8"><text:span text:style-name="T7"><text:tab/>p * p! * p! = p * p! * p!</text:span></text:p>
      <text:p text:style-name="P8"><text:span text:style-name="T7">And we see that the theorem holds for this nested inductive step. </text:span></text:p>
      <text:p text:style-name="P8"><text:span text:style-name="T7"/></text:p>
      <text:p text:style-name="P8"><text:span text:style-name="T7"><text:s/></text:span></text:p>
      <text:p text:style-name="P5"><text:span text:style-name="T3"><text:tab/></text:span></text:p>
      <text:p text:style-name="P5"><text:span text:style-name="T3"><text:tab/> 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30:45.434494409</meta:creation-date>
    <dc:date>2018-04-03T17:19:57.842226385</dc:date>
    <meta:editing-duration>PT18M1S</meta:editing-duration>
    <meta:editing-cycles>1</meta:editing-cycles>
    <meta:document-statistic meta:table-count="0" meta:image-count="0" meta:object-count="0" meta:page-count="1" meta:paragraph-count="23" meta:word-count="324" meta:character-count="1422" meta:non-whitespace-character-count="1087"/>
    <meta:generator>LibreOffice/5.3.3.2$Linux_X86_64 LibreOffice_project/30m0$Build-2</meta:generator>
  </office:meta>
</office:document-meta>
</file>